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4cm"/>
    </style:style>
    <style:style style:name="co2" style:family="table-column">
      <style:table-column-properties fo:break-before="auto" style:column-width="9.544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3.911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column table:style-name="co17" table:number-columns-repeated="768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1008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16</text:p>
          </table:table-cell>
          <table:table-cell table:style-name="ce2" table:number-columns-repeated="2"/>
          <table:table-cell table:style-name="ce2" office:value-type="string">
            <text:p>TST_BADATTR16</text:p>
          </table:table-cell>
          <table:table-cell table:style-name="ce2" table:number-columns-repeated="10"/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number-columns-repeated="1008"/>
        </table:table-row>
        <table:table-row table:style-name="ro2">
          <table:table-cell office:value-type="string">
            <text:p>PARAM</text:p>
          </table:table-cell>
          <table:table-cell office:value-type="string">
            <text:p>TST_DOCID</text:p>
          </table:table-cell>
          <table:table-cell office:value-type="string">
            <text:p>TST_FRAME</text:p>
          </table:table-cell>
          <table:table-cell office:value-type="string">
            <text:p>Doc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60">
            <text:p>60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getTitle(TST_DOCID):TST_DOCID_TITLE</text:p>
          </table:table-cell>
          <table:table-cell table:number-columns-repeated="1011"/>
        </table:table-row>
        <table:table-row table:style-name="ro2">
          <table:table-cell office:value-type="string">
            <text:p>PARAM</text:p>
          </table:table-cell>
          <table:table-cell office:value-type="string">
            <text:p>TST_DOCID_TITLE</text:p>
          </table:table-cell>
          <table:table-cell office:value-type="string">
            <text:p>TST_FRAME</text:p>
          </table:table-cell>
          <table:table-cell office:value-type="string">
            <text:p>Doc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70">
            <text:p>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/>
          <table:table-cell office:value-type="string">
            <text:p>fdl.php</text:p>
          </table:table-cell>
          <table:table-cell office:value-type="string">
            <text:p>lfamily(D,'TST_BADATTR15):TST_DOCID,TST_DOCID_TITLE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//</text:p>
          </table:table-cell>
          <table:table-cell table:style-name="ce1" table:number-columns-repeated="15"/>
          <table:table-cell table:number-columns-repeated="1008"/>
        </table:table-row>
        <table:table-row table:style-name="ro3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3" table:number-rows-repeated="1048555">
          <table:table-cell table:number-columns-repeated="1024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8T11:39:58</dc:date>
    <dc:creator>Jérôme Augé</dc:creator>
    <meta:generator>LibreOffice/3.5$Linux_X86_64 LibreOffice_project/350m1$Build-2</meta:generator>
    <meta:editing-duration>P3DT1H22M6S</meta:editing-duration>
    <meta:editing-cycles>84</meta:editing-cycles>
    <meta:document-statistic meta:table-count="1" meta:cell-count="50" meta:object-count="0"/>
  </office:meta>
</office:document-meta>
</file>